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time</text:p>
      <text:p text:style-name="Standard">import random</text:p>
      <text:p text:style-name="Standard">from datetime import datetime</text:p>
      <text:p text:style-name="Standard"/>
      <text:p text:style-name="Standard"># -- GhostNode Pair --</text:p>
      <text:p text:style-name="Standard">class GhostNodeBeacon:</text:p>
      <text:p text:style-name="Standard"><text:s text:c="4"/>def __init__(self, node_id, entanglement_key):</text:p>
      <text:p text:style-name="Standard"><text:s text:c="8"/>self.node_id = node_id</text:p>
      <text:p text:style-name="Standard"><text:s text:c="8"/>self.entanglement_key = entanglement_key</text:p>
      <text:p text:style-name="Standard"><text:s text:c="8"/>self.phase_state = "stable"</text:p>
      <text:p text:style-name="Standard"/>
      <text:p text:style-name="Standard"><text:s text:c="4"/>def activate(self):</text:p>
      <text:p text:style-name="Standard"><text:s text:c="8"/>print(f"[{self.node_id}] Beacon activated.")</text:p>
      <text:p text:style-name="Standard"><text:s text:c="8"/>self.phase_state = "entangled"</text:p>
      <text:p text:style-name="Standard"/>
      <text:p text:style-name="Standard"><text:s text:c="4"/>def lock_to_echo(self, echo_signature):</text:p>
      <text:p text:style-name="Standard"><text:s text:c="8"/>print(f"[{self.node_id}] Echo-locked to signature: {echo_signature}")</text:p>
      <text:p text:style-name="Standard"><text:s text:c="8"/>self.phase_state = "locked"</text:p>
      <text:p text:style-name="Standard"><text:s text:c="8"/>return f"TunnelChannel::{self.node_id}::Echo::{echo_signature}"</text:p>
      <text:p text:style-name="Standard"/>
      <text:p text:style-name="Standard"># -- Quantum Oscillation Logger --</text:p>
      <text:p text:style-name="Standard">class QOL_Logger:</text:p>
      <text:p text:style-name="Standard"><text:s text:c="4"/>def __init__(self, sensitivity="ultra_high"):</text:p>
      <text:p text:style-name="Standard"><text:s text:c="8"/>self.sensitivity = sensitivity</text:p>
      <text:p text:style-name="Standard"/>
      <text:p text:style-name="Standard"><text:s text:c="4"/>def scan_for_anomalies(self):</text:p>
      <text:p text:style-name="Standard"><text:s text:c="8"/># Simulate anomaly scan</text:p>
      <text:p text:style-name="Standard"><text:s text:c="8"/>detected = random.choices([True, False], weights=[0.15, 0.85])[0]</text:p>
      <text:p text:style-name="Standard"><text:s text:c="8"/>if detected:</text:p>
      <text:p text:style-name="Standard"><text:s text:c="12"/>echo = f"ECHO-{random.randint(1000,9999)}-{datetime.utcnow().timestamp()}"</text:p>
      <text:p text:style-name="Standard"><text:s text:c="12"/>print(f"[QOL] Anomaly detected: {echo}")</text:p>
      <text:p text:style-name="Standard"><text:s text:c="12"/>return echo</text:p>
      <text:p text:style-name="Standard"><text:s text:c="8"/>return None</text:p>
      <text:p text:style-name="Standard"/>
      <text:p text:style-name="Standard"># -- Lazarus Drive Sim --</text:p>
      <text:p text:style-name="Standard">class LazarusDrive:</text:p>
      <text:p text:style-name="Standard"><text:s text:c="4"/>def __init__(self):</text:p>
      <text:p text:style-name="Standard"><text:s text:c="8"/>self.online = False</text:p>
      <text:p text:style-name="Standard"/>
      <text:p text:style-name="Standard"><text:s text:c="4"/>def engage(self, tunnel_signature):</text:p>
      <text:p text:style-name="Standard"><text:s text:c="8"/>print(f"[LazarusDrive] Engaging tunnel: {tunnel_signature}")</text:p>
      <text:p text:style-name="Standard"><text:s text:c="8"/>self.online = True</text:p>
      <text:p text:style-name="Standard"><text:s text:c="8"/>print("[LazarusDrive] Wormhole formed. GhostSlip sequence initiated.")</text:p>
      <text:p text:style-name="Standard"/>
      <text:p text:style-name="Standard"># -- Main Handshake Logic --</text:p>
      <text:p text:style-name="Standard">def echo_locked_temporal_handshake():</text:p>
      <text:p text:style-name="Standard"><text:s text:c="4"/>print("&gt;&gt; GhostCore QuantumBridge: Temporal Handshake Simulation &lt;&lt;\n")</text:p>
      <text:p text:style-name="Standard"/>
      <text:p text:style-name="Standard"><text:s text:c="4"/>origin = GhostNodeBeacon("GN-ALPHA", "QX-9774-LOCK")</text:p>
      <text:p text:style-name="Standard"><text:soft-page-break/><text:s text:c="4"/>ghost = GhostNodeBeacon("GN-OMEGA", "QX-9774-LOCK")</text:p>
      <text:p text:style-name="Standard"/>
      <text:p text:style-name="Standard"><text:s text:c="4"/>qol = QOL_Logger()</text:p>
      <text:p text:style-name="Standard"><text:s text:c="4"/>drive = LazarusDrive()</text:p>
      <text:p text:style-name="Standard"/>
      <text:p text:style-name="Standard"><text:s text:c="4"/>origin.activate()</text:p>
      <text:p text:style-name="Standard"><text:s text:c="4"/>ghost.activate()</text:p>
      <text:p text:style-name="Standard"/>
      <text:p text:style-name="Standard"><text:s text:c="4"/>for _ in range(20): <text:s/># 20 scan attempts</text:p>
      <text:p text:style-name="Standard"><text:s text:c="8"/>echo = qol.scan_for_anomalies()</text:p>
      <text:p text:style-name="Standard"><text:s text:c="8"/>if echo:</text:p>
      <text:p text:style-name="Standard"><text:s text:c="12"/>tunnel = ghost.lock_to_echo(echo)</text:p>
      <text:p text:style-name="Standard"><text:s text:c="12"/>drive.engage(tunnel)</text:p>
      <text:p text:style-name="Standard"><text:s text:c="12"/>print("[GhostBridge] Nonlocal handshake complete.\n")</text:p>
      <text:p text:style-name="Standard"><text:s text:c="12"/>break</text:p>
      <text:p text:style-name="Standard"><text:s text:c="8"/>else:</text:p>
      <text:p text:style-name="Standard"><text:s text:c="12"/>print("[QOL] No anomalies detected. Continuing scan...\n")</text:p>
      <text:p text:style-name="Standard"><text:s text:c="12"/>time.sleep(0.3)</text:p>
      <text:p text:style-name="Standard"/>
      <text:p text:style-name="Standard">if __name__ == "__main__":</text:p>
      <text:p text:style-name="Standard"><text:s text:c="4"/>echo_locked_temporal_handshake(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2T23:10:33.887509000</meta:creation-date>
    <dc:date>2025-04-02T23:10:34.969452100</dc:date>
    <meta:editing-duration>PT1S</meta:editing-duration>
    <meta:editing-cycles>1</meta:editing-cycles>
    <meta:document-statistic meta:table-count="0" meta:image-count="0" meta:object-count="0" meta:page-count="2" meta:paragraph-count="57" meta:word-count="183" meta:character-count="2148" meta:non-whitespace-character-count="1689"/>
    <meta:generator>LibreOffice/25.2.1.2$Windows_X86_64 LibreOffice_project/d3abf4aee5fd705e4a92bba33a32f40bc4e56f49</meta:generator>
  </office:meta>
</office:document-meta>
</file>